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1C8600004F3A000038280861D74E.svm"/>
  <manifest:file-entry manifest:media-type="" manifest:full-path="Pictures/20001CF800004F3A000038097B7FA3E4.svm"/>
  <manifest:file-entry manifest:media-type="" manifest:full-path="Pictures/20001CC500004F1B00003828DB80D7C8.svm"/>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DejaVu Sans1"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paragraph-properties fo:text-align="justify" style:justify-single-word="false"/>
    </style:style>
    <style:style style:name="P3" style:family="paragraph" style:parent-style-name="Standard">
      <style:paragraph-properties fo:text-align="center" style:justify-single-word="false"/>
      <style:text-properties fo:font-size="16pt" style:font-size-asian="16pt" style:font-size-complex="16pt"/>
    </style:style>
    <style:style style:name="P4" style:family="paragraph" style:parent-style-name="Standard">
      <style:paragraph-properties fo:text-align="start" style:justify-single-word="false"/>
      <style:text-properties fo:font-size="16pt" style:font-size-asian="16pt" style:font-size-complex="16pt"/>
    </style:style>
    <style:style style:name="P5" style:family="paragraph" style:parent-style-name="Standard">
      <style:paragraph-properties fo:padding="0.0291in" fo:border-left="none" fo:border-right="none" fo:border-top="none" fo:border-bottom="0.0138in solid #000000" style:join-border="false"/>
    </style:style>
    <style:style style:name="P6" style:family="paragraph" style:parent-style-name="Question">
      <style:text-properties fo:font-size="16pt" style:font-size-asian="16pt" style:font-size-complex="16pt"/>
    </style:style>
    <style:style style:name="P7" style:family="paragraph" style:parent-style-name="Text_20_body">
      <style:paragraph-properties fo:margin-top="0in" fo:margin-bottom="0in" fo:text-align="justify" style:justify-single-word="false"/>
      <style:text-properties style:font-name="DejaVu Sans Mono" fo:font-size="10pt" style:font-size-asian="10pt" style:font-size-complex="10pt"/>
    </style:style>
    <style:style style:name="P8" style:family="paragraph" style:parent-style-name="Text_20_body">
      <style:paragraph-properties fo:text-align="justify" style:justify-single-word="false" fo:break-before="page"/>
    </style:style>
    <style:style style:name="P9" style:family="paragraph" style:parent-style-name="Heading_20_1">
      <style:paragraph-properties fo:text-align="center" style:justify-single-word="false"/>
      <style:text-properties fo:font-size="20pt" style:font-size-asian="20pt" style:font-size-complex="20pt"/>
    </style:style>
    <style:style style:name="P10" style:family="paragraph" style:parent-style-name="Heading_20_1">
      <style:paragraph-properties fo:text-align="center" style:justify-single-word="false"/>
    </style:style>
    <style:style style:name="P11" style:family="paragraph" style:parent-style-name="Heading_20_3">
      <style:paragraph-properties fo:text-align="center" style:justify-single-word="false"/>
    </style:style>
    <style:style style:name="P12" style:family="paragraph" style:parent-style-name="Heading_20_3">
      <style:paragraph-properties fo:text-align="center" style:justify-single-word="false" fo:padding="0.0291in" fo:border-left="none" fo:border-right="none" fo:border-top="none" fo:border-bottom="0.0138in solid #000000" style:join-border="false"/>
    </style:style>
    <style:style style:name="T1" style:family="text">
      <style:text-properties style:text-position="super 58%"/>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weight="normal" style:font-weight-asian="normal" style:font-weight-complex="normal"/>
    </style:style>
    <style:style style:name="T6" style:family="text">
      <style:text-properties fo:font-style="normal" style:font-style-asian="normal" style:font-style-complex="normal"/>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style="normal" fo:font-weight="bold" style:font-style-asian="normal" style:font-weight-asian="bold" style:font-style-complex="normal" style:font-weight-complex="bold"/>
    </style:style>
    <style:style style:name="T9" style:family="text">
      <style:text-properties fo:font-size="12pt" style:font-size-asian="12pt" style:font-size-complex="12pt"/>
    </style:style>
    <style:style style:name="T10" style:family="text">
      <style:text-properties fo:font-size="12pt" fo:font-style="italic" style:font-size-asian="12pt" style:font-style-asian="italic" style:font-size-complex="12pt" style:font-style-complex="itali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5"/>
      <text:p text:style-name="Standard"/>
      <text:p text:style-name="Standard"/>
      <text:h text:style-name="P9" text:outline-level="1">Operating Systems</text:h>
      <text:h text:style-name="P10" text:outline-level="1">Computer Exercise 2 Report</text:h>
      <text:p text:style-name="P1"/>
      <text:h text:style-name="P11" text:outline-level="3">MOSIG 1 <text:s text:c="2"/>2010/2011</text:h>
      <text:h text:style-name="P12" text:outline-level="3"/>
      <text:p text:style-name="Text_20_body"/>
      <text:p text:style-name="Text_20_body"/>
      <text:p text:style-name="Text_20_body"/>
      <text:p text:style-name="Text_20_body"/>
      <text:p text:style-name="Text_20_body"/>
      <text:p text:style-name="P3"><text:s/>Jander Nascimento – Cassio Ruggeri Cons – Laurent Gräbner</text:p>
      <text:p text:style-name="P3"/>
      <text:p text:style-name="P3"/>
      <text:p text:style-name="P3">13<text:span text:style-name="T1">th</text:span> of October 2010</text:p>
      <text:p text:style-name="P3"/>
      <text:p text:style-name="P3"/>
      <text:p text:style-name="P3"/>
      <text:p text:style-name="P3"/>
      <text:p text:style-name="P3"/>
      <text:p text:style-name="P3"/>
      <text:h text:style-name="Heading_20_1" text:outline-level="1"><text:soft-page-break/>Known Limitations</text:h>
      <text:p text:style-name="Text_20_body">In some computers, the test with real programs (like <text:span text:style-name="T3">ls</text:span>) do not run in user graphical environment, so to make sure the application runs properly use a terminal (tty), not gnome-terminal nor xterm. Or run as a root user.</text:p>
      <text:h text:style-name="Heading_20_1" text:outline-level="1">Tools</text:h>
      <text:p text:style-name="Text_20_body">There is a script called <text:span text:style-name="T3">genstatistics.sh. </text:span><text:span text:style-name="T6">This script creates a directory called statistics where one chart for each algorithm and one chart merging those algorithms are created. </text:span></text:p>
      <text:p text:style-name="Text_20_body"><text:span text:style-name="T6">To run this script just change to the memory allocator diretory and type </text:span><text:span text:style-name="T3">./genstatistics.sh</text:span><text:span text:style-name="T6">.</text:span></text:p>
      <text:p text:style-name="Text_20_body"><text:span text:style-name="T6">Remark:this script has dependency of </text:span><text:span text:style-name="T8">gnuplot</text:span><text:span text:style-name="T6"> package, to install it run </text:span><text:span text:style-name="T3">apt-get install gnuplot --assume-yes --force-yes</text:span><text:span text:style-name="T6">.</text:span></text:p>
      <text:h text:style-name="Heading_20_1" text:outline-level="1">Implementing a dynamic memory allocator</text:h>
      <text:p text:style-name="P4"/>
      <text:p text:style-name="Question"><text:span text:style-name="T2">Question III.1:</text:span> Do you have to keep a list for occupied blocs? If no explain why, if yes, provide a C definition structure.</text:p>
      <text:p text:style-name="P4"/>
      <text:p text:style-name="Text_20_body">No, a list of free blocks is sufficient. If the user frees memory, he is aware of the address he wrote (beginning of each busy block plus size of busy block). </text:p>
      <text:p text:style-name="P4"/>
      <text:p text:style-name="Question"><text:span text:style-name="T2">Question III.2:</text:span> As a user, can you use addresses 0,1,2? Generally speaking, can a user manipulate any addresses?</text:p>
      <text:p text:style-name="Question"/>
      <text:p text:style-name="Text_20_body">No, the user can't specify any addresses since the allocator program choses the appropriate addresses based on the size of the memory - and free blocks available - the user wants to allocate. A Manipulation of a address could result in an allocation failure. <text:s/></text:p>
      <text:p text:style-name="P6"/>
      <text:p text:style-name="Question"><text:span text:style-name="T2">Question III.3:</text:span> When a bloc is allocated, what address should be given to the user?</text:p>
      <text:p text:style-name="P4"/>
      <text:p text:style-name="Text_20_body">A block is divided into <text:span text:style-name="T3">meta-data</text:span> and the <text:span text:style-name="T3">payload</text:span>, when the user allocates memory, the address of the beginning of the <text:span text:style-name="T3">payload</text:span> is returned (in case of a busy block this address is the beginning of the busy_block + 4, where 4 is the size of the <text:span text:style-name="T3">meta-data </text:span>of the busy block).</text:p>
      <text:p text:style-name="P4"/>
      <text:p text:style-name="Question"><text:span text:style-name="T2">Question III.4: </text:span>When a bloc is allocated inside a free memory zone, one must take care of how the memory is partitioned. In the most simple case, we allocate the beginning of the bloc for our needs, and rest of it becomes a new free bloc. However it is possible that the rest is too small. How is it possible? How you would you deal with this case?</text:p>
      <text:p text:style-name="Question"/>
      <text:p text:style-name="Text_20_body">A free block always needs enough space to allocate its <text:span text:style-name="T3">meta-data</text:span>. The f<text:span text:style-name="T5">ree block</text:span> <text:span text:style-name="T3">meta-data</text:span> structure consists of an Integer variable, for the size, and a pointer, in which is the address of the next <text:span text:style-name="T7">free block</text:span>. So the size of the <text:span text:style-name="T4">meta-data</text:span> is 4+4=8 bytes. It is indeed possible that the rest of the free block becomes too small, for instance: </text:p>
      <text:p text:style-name="Text_20_body"><text:soft-page-break/>the user asks to allocate 16 bytes of data on a free block which has the size of 24 bytes, after the allocation 4 bytes remain left (16 bytes asked + 4 bytes for busy block <text:span text:style-name="T3">meta-data </text:span><text:span text:style-name="T6">were used</text:span>), which can not be used to make another free block, since 8 bytes of data are needed to create one. </text:p>
      <text:p text:style-name="Text_20_body">To deal with this problem we increased the size of the allocated data according to the size of the remaining bytes. which are not enough to create a new free block.</text:p>
      <text:h text:style-name="Heading_20_1" text:outline-level="1">Measuring Fragmentation</text:h>
      <text:p text:style-name="Text_20_body"/>
      <text:p text:style-name="P2">In order to make the fragmentation measuring, we've made a special method which is called every time the program does an allocation or a deallocation. This algorithm is shown below.</text:p>
      <text:p text:style-name="P2"/>
      <text:p text:style-name="P7">//method used to get the total used memory, to measure fragmentation</text:p>
      <text:p text:style-name="P7">void frag_measure(int isAllocation, int sizeRequested, int sizeAllocated) {</text:p>
      <text:p text:style-name="P7"><text:s text:c="2"/>if (isAllocation){</text:p>
      <text:p text:style-name="P7"><text:s text:c="4"/>requested_mem += sizeRequested;</text:p>
      <text:p text:style-name="P7"><text:s text:c="4"/>used_mem += sizeAllocated;</text:p>
      <text:p text:style-name="P7"><text:s text:c="2"/>}</text:p>
      <text:p text:style-name="P7"><text:s text:c="2"/>else{</text:p>
      <text:p text:style-name="P7"><text:s text:c="4"/>requested_mem -= sizeRequested;</text:p>
      <text:p text:style-name="P7"><text:s text:c="4"/>used_mem -= sizeAllocated;</text:p>
      <text:p text:style-name="P7"><text:s text:c="2"/>}</text:p>
      <text:p text:style-name="P7"/>
      <text:p text:style-name="P7"><text:s text:c="2"/>double frag = used_mem/(double)requested_mem -1;</text:p>
      <text:p text:style-name="P7"/>
      <text:p text:style-name="P7"><text:s text:c="2"/>printf("FRAG;%i;%i;%f;\n", used_mem, requested_mem, frag);</text:p>
      <text:p text:style-name="P7">}</text:p>
      <text:p text:style-name="P2"/>
      <text:p text:style-name="P2">The variables <text:span text:style-name="T3">requested_mem</text:span> and <text:span text:style-name="T3">used_mem</text:span> are instantiated in the header file and initializated in the <text:span text:style-name="T3">memory_init</text:span> method as 0. They store, respectively, the total amount of memory that the user has requested so far and the total amount of memory that the allocator has used. The <text:span text:style-name="T3">frag</text:span> variable stores how much the used memory is bigger than the requested memory so far in the execution.</text:p>
      <text:p text:style-name="P2"><draw:frame draw:style-name="fr1" draw:name="figura3" text:anchor-type="paragraph" svg:x="0.2457in" svg:y="0.6264in" svg:width="6.6071in" svg:height="3.9244in" draw:z-index="2"><draw:image xlink:href="Pictures/20001C8600004F3A000038280861D74E.svm" xlink:type="simple" xlink:show="embed" xlink:actuate="onLoad"/></draw:frame><text:soft-page-break/>With the data output by this method, we were able to construct a chart showing the memory usage for each algorithm (first fit, best fit and worst fit) when running the <text:span text:style-name="T3">ls</text:span> command. Below these charts are presented.</text:p>
      <text:p text:style-name="P8"><draw:frame draw:style-name="fr1" draw:name="figura1" text:anchor-type="paragraph" svg:x="0.0516in" svg:y="0.0165in" svg:width="6.5547in" svg:height="3.3882in" draw:z-index="0"><draw:image xlink:href="Pictures/20001CF800004F3A000038097B7FA3E4.svm" xlink:type="simple" xlink:show="embed" xlink:actuate="onLoad"/></draw:frame><draw:frame draw:style-name="fr1" draw:name="figura2" text:anchor-type="paragraph" svg:x="0.0264in" svg:y="3.4472in" svg:width="6.6925in" svg:height="3.7335in" draw:z-index="1"><draw:image xlink:href="Pictures/20001CC500004F1B00003828DB80D7C8.svm" xlink:type="simple" xlink:show="embed" xlink:actuate="onLoad"/></draw:frame></text:p>
      <text:p text:style-name="P2"><text:span text:style-name="T9">We have also took the fragmentation average through the percentage data generated by the method. <text:s/>For the worst fit, the average fragmentation was 3.04%; for the best fit, the average fragmentation was 3.10%, and for the first fit, we've got 3.16% as average fragmentation. </text:span><text:span text:style-name="T9">This way, we could find that, for the </text:span><text:span text:style-name="T10">ls</text:span><text:span text:style-name="T9"> command, the worst fit algorithm had less fragmentation than the other ones.</text:span></text:p>
      <text:p text:style-name="P4"/>
      <text:p text:style-name="P4"/>
      <text:p text:style-name="P4"/>
      <text:p text:style-name="P4"/>
      <text:h text:style-name="Heading_20_1" text:outline-level="1"><text:soft-page-break/>Design Document</text:h>
      <text:p text:style-name="Text_20_body"/>
      <text:p text:style-name="Text_20_body">Since the skeleton of the program was already given in the beginning, we mainly concentrate on explaining the code we have written ourselves and thus we do not explain all the structures and methods of the program.</text:p>
      <text:p text:style-name="Text_20_body"/>
      <text:h text:style-name="Heading_20_2" text:outline-level="2">Memory initialization via the method memory_init():</text:h>
      <text:p text:style-name="Text_20_body"/>
      <text:p text:style-name="Text_20_body">This method is used to initialize the base memory for the program, that is used later on to allocate and deallocate data.</text:p>
      <text:p text:style-name="Text_20_body"/>
      <text:p text:style-name="Preformatted_20_Text">void memory_init(void){</text:p>
      <text:p text:style-name="Preformatted_20_Text"/>
      <text:p text:style-name="Preformatted_20_Text"><text:s text:c="2"/>free_block_t pointer=(free_block_t)&amp;memory;</text:p>
      <text:p text:style-name="Preformatted_20_Text"><text:s text:c="2"/>pointer-&gt;size=sizeof(char)*MEMORY_SIZE;</text:p>
      <text:p text:style-name="Preformatted_20_Text"><text:s text:c="2"/>pointer-&gt;next=NULL;</text:p>
      <text:p text:style-name="Preformatted_20_Text"><text:s text:c="2"/>first_free=pointer;</text:p>
      <text:p text:style-name="Preformatted_20_Text"/>
      <text:p text:style-name="Preformatted_20_Text">}</text:p>
      <text:p text:style-name="Text_20_body"/>
      <text:p text:style-name="Text_20_body">The variable memory is already given by the program and is an array of type char and is used for allocating memory in the RAM. Using a typecast for the variable memory, a pointer of the type “free_block_t” is assigned to the same address as the memory. Using this pointer a free block is created in the beginning of the memory that is assigned for allocating data. The pointer then is instantiated to a free block and the meta-data values get initialized. The size is set to the complete size of the memory and the pointer next is initialized with “NULL”, since right now there can't be any other free block. <text:s/>The global variable first_free, which has to point at the first free block in the memory then gets the same value as the pointer, thus pointing at the very same free block.</text:p>
      <text:p text:style-name="Text_20_body"/>
      <text:h text:style-name="Heading_20_2" text:outline-level="2">Implementation of the First Fit-Algorithm in algorithmFirstFit():</text:h>
      <text:p text:style-name="Text_20_body"/>
      <text:p text:style-name="Text_20_body">This function returns a pointer to the first free block it finds, that meats the size criterium, if it doesn't find an appropriate block it returns NULL.</text:p>
      <text:p text:style-name="Text_20_body"/>
      <text:p text:style-name="Preformatted_20_Text">free_block_t algorithmFirstFit(int size,free_block_t f){</text:p>
      <text:p text:style-name="Preformatted_20_Text"><text:s text:c="2"/>free_block_t bell=f;</text:p>
      <text:p text:style-name="Preformatted_20_Text"><text:s text:c="2"/>while(bell!=NULL){</text:p>
      <text:p text:style-name="Preformatted_20_Text"><text:tab/>int raw_size=size+sizeof(busy_block_s);</text:p>
      <text:p text:style-name="Preformatted_20_Text"><text:tab/>if((bell-&gt;size)&gt;=raw_size){</text:p>
      <text:p text:style-name="Preformatted_20_Text"><text:tab/><text:tab/>return bell;</text:p>
      <text:p text:style-name="Preformatted_20_Text"><text:tab/>}</text:p>
      <text:p text:style-name="Preformatted_20_Text"><text:tab/>bell=bell-&gt;next;</text:p>
      <text:p text:style-name="Preformatted_20_Text"><text:soft-page-break/><text:s text:c="2"/>}</text:p>
      <text:p text:style-name="Preformatted_20_Text"><text:s text:c="2"/>return NULL; </text:p>
      <text:p text:style-name="Preformatted_20_Text">} </text:p>
      <text:p text:style-name="Preformatted_20_Text"/>
      <text:p text:style-name="Text_20_body">A loop starts from the first free block and goes through the list of free blocks, as long as there is a next block or a block with a size, that is big enough*, is found.</text:p>
      <text:p text:style-name="Text_20_body"/>
      <text:p text:style-name="Text_20_body">*It is important that the meta-data is treated differently from the actual information. Since the parameter size only specifies the size of the actual information, you have to find a free_block that is at least as big as the size of the actual data plus the size of the meta data (that means you have to find a free block that is at least more than 4 bytes bigger than the size the user is searching for).</text:p>
      <text:h text:style-name="Heading_20_2" text:outline-level="2">Implementation of the best fit-algorithm in algorithmBestFit():</text:h>
      <text:p text:style-name="Text_20_body"/>
      <text:p text:style-name="Text_20_body">This algorithm iterates the whole list of free blocks to find the free block that meats best the size-criterium, if it doesn't find any free block, it will return “NULL”. There is one pointer of the type “Free_Block_T” which is used to save the block which currently fits best the size requirement. The pointer is assigned to the first free block that the algorithm finds. The other appropriate free blocks, which the algorithm will find, will be compared to the block that the pointer is pointing at. Should the newly found block meet better the size requirement (that means the free block is even smaller than the current free block the pointer is pointing at), then the pointer is assigned to the address of this new block. </text:p>
      <text:p text:style-name="Text_20_body"/>
      <text:h text:style-name="Heading_20_2" text:outline-level="2">Implementation of the worst fit-algorithm in algorithmWorstFit():</text:h>
      <text:p text:style-name="Text_20_body"/>
      <text:p text:style-name="Text_20_body">This algorithm iterates the whole list of free blocks to find the free block that meats the size-criterium the worst, if it doesn't find any free block, it will return “NULL”. This algorithm just works like the best fit algorithm, the only difference is that the found free block in the loop will get replaced if another block that is found is even greater in its size.</text:p>
      <text:p text:style-name="Text_20_body"/>
      <text:h text:style-name="Heading_20_2" text:outline-level="2">Memory Allocation via the method memory_alloc(int size):</text:h>
      <text:p text:style-name="Text_20_body"/>
      <text:p text:style-name="Text_20_body">This method allocates data in the specified memory according to the size that it is given as a parameter,</text:p>
      <text:p text:style-name="Text_20_body">and returns a pointer to the allocated data.</text:p>
      <text:p text:style-name="Preformatted_20_Text"/>
      <text:p text:style-name="Preformatted_20_Text">char *memory_alloc(int size){</text:p>
      <text:p text:style-name="Preformatted_20_Text"/>
      <text:p text:style-name="Preformatted_20_Text"><text:s text:c="2"/>free_block_t selectedFB=algorithmFirstFit(size,first_free);</text:p>
      <text:p text:style-name="Preformatted_20_Text"><text:s text:c="2"/>if(selectedFB==NULL) return NULL;</text:p>
      <text:p text:style-name="Preformatted_20_Text"/>
      <text:p text:style-name="Text_20_body">The “First Fit”-algorithm is used to find a free block that is big enough to allocate a busy block with the size the user wants in its place, if there is no such free block available, NULL will be returned.</text:p>
      <text:p text:style-name="Text_20_body"><text:soft-page-break/></text:p>
      <text:p text:style-name="Preformatted_20_Text"><text:s text:c="2"/>//Calculates if its necessary to give more space than requested duo to fragmentation issues</text:p>
      <text:p text:style-name="Preformatted_20_Text"><text:s text:c="2"/>int remain_size=(selectedFB-&gt;size-size-sizeof(busy_block_s));</text:p>
      <text:p text:style-name="Preformatted_20_Text"><text:s text:c="2"/>int size_for_safety=0;</text:p>
      <text:p text:style-name="Preformatted_20_Text"><text:s text:c="2"/>if(remain_size&lt;sizeof(free_block_s)){</text:p>
      <text:p text:style-name="Preformatted_20_Text"><text:s text:c="4"/>size_for_safety=remain_size;</text:p>
      <text:p text:style-name="Preformatted_20_Text"><text:s text:c="2"/>}</text:p>
      <text:p text:style-name="Preformatted_20_Text"><text:s text:c="2"/>int oldFBsize=selectedFB-&gt;size;</text:p>
      <text:p text:style-name="Preformatted_20_Text"><text:s text:c="2"/></text:p>
      <text:p text:style-name="Preformatted_20_Text"><text:s text:c="2"/>//Create new busy block </text:p>
      <text:p text:style-name="Preformatted_20_Text"><text:s text:c="2"/>busy_block_t BB=createBusyBlock((int)selectedFB);</text:p>
      <text:p text:style-name="Preformatted_20_Text"><text:s text:c="2"/>BB-&gt;size=size+sizeof(busy_block_s)+size_for_safety;</text:p>
      <text:p text:style-name="Preformatted_20_Text"/>
      <text:p text:style-name="Preformatted_20_Text"><text:s text:c="2"/>//Just creates a free block if this one should be created (if only has available space)</text:p>
      <text:p text:style-name="Preformatted_20_Text"><text:s text:c="2"/>free_block_t newFB=NULL;</text:p>
      <text:p text:style-name="Preformatted_20_Text"><text:s text:c="2"/>if(remain_size&gt;0){</text:p>
      <text:p text:style-name="Preformatted_20_Text"><text:s text:c="2"/><text:tab/>newFB=createFreeBlock(((int)BB+BB-&gt;size));</text:p>
      <text:p text:style-name="Preformatted_20_Text"><text:s text:c="2"/>}</text:p>
      <text:p text:style-name="Preformatted_20_Text"/>
      <text:p text:style-name="Text_20_body">Now the method trys to find out if there is still enough space to allocate another free block on the rest of the memory. The method just substracts the size of the busy block from the size of the free block and verifies if the remaining size is big enough to create another free block or if the remaining bytes should be added to the busy block that is about to be created. If there is not enough space for another free block, the remaining space is saved in a variable, then a busy block is created and the value of the variable is added to the size of the busy block. If there is enough space left for allocating a freeblock is created after the busy block.</text:p>
      <text:p text:style-name="Preformatted_20_Text"/>
      <text:p text:style-name="Preformatted_20_Text"><text:s text:c="2"/>//Removes old free block from the free block list, since its not going to be free anymore</text:p>
      <text:p text:style-name="Preformatted_20_Text"><text:s text:c="2"/>free_block_t currentSelectedFB=first_free;</text:p>
      <text:p text:style-name="Preformatted_20_Text"><text:s text:c="2"/>free_block_t previousSelectedFB=NULL;</text:p>
      <text:p text:style-name="Preformatted_20_Text"><text:s text:c="4"/>while(currentSelectedFB!=NULL){</text:p>
      <text:p text:style-name="Preformatted_20_Text"><text:s text:c="7"/>if(currentSelectedFB==selectedFB){</text:p>
      <text:p text:style-name="Preformatted_20_Text"><text:s text:c="12"/>if(currentSelectedFB==first_free) {</text:p>
      <text:p text:style-name="Preformatted_20_Text"><text:tab/> <text:s text:c="10"/>first_free=first_free-&gt;next;</text:p>
      <text:p text:style-name="Preformatted_20_Text"><text:s text:c="12"/>}</text:p>
      <text:p text:style-name="Preformatted_20_Text"><text:s text:c="12"/>if(previousSelectedFB!=NULL){</text:p>
      <text:p text:style-name="Preformatted_20_Text"><text:s text:c="15"/>previousSelectedFB-&gt;next=currentSelectedFB-&gt;next;</text:p>
      <text:p text:style-name="Preformatted_20_Text"><text:s text:c="12"/>}</text:p>
      <text:p text:style-name="Preformatted_20_Text"><text:s text:c="12"/>break;</text:p>
      <text:p text:style-name="Preformatted_20_Text"><text:s text:c="7"/>}</text:p>
      <text:p text:style-name="Preformatted_20_Text"><text:s text:c="7"/>previousSelectedFB=currentSelectedFB;</text:p>
      <text:p text:style-name="Preformatted_20_Text"><text:s text:c="7"/>currentSelectedFB=currentSelectedFB-&gt;next;</text:p>
      <text:p text:style-name="Preformatted_20_Text"><text:s text:c="4"/>}</text:p>
      <text:p text:style-name="Preformatted_20_Text"/>
      <text:p text:style-name="Text_20_body">In this segment the free blocks are iterated in order to delete the pointer at the free <text:s/>block that does not exist anymore. If the free block did also happen to be the first free block on the list, the global first free is <text:s/>set to its next free block.</text:p>
      <text:p text:style-name="Text_20_body"/>
      <text:p text:style-name="Text_20_body"/>
      <text:p text:style-name="Preformatted_20_Text"/>
      <text:p text:style-name="Preformatted_20_Text"><text:soft-page-break/><text:s text:c="2"/>//Setup the new free block in the proper position inside free block list</text:p>
      <text:p text:style-name="Preformatted_20_Text"><text:s text:c="2"/>if(newFB!=NULL){</text:p>
      <text:p text:style-name="Preformatted_20_Text"><text:s text:c="4"/>free_block_t currentFB=first_free;</text:p>
      <text:p text:style-name="Preformatted_20_Text"><text:s text:c="4"/>free_block_t previousFB=NULL;</text:p>
      <text:p text:style-name="Preformatted_20_Text"><text:s text:c="4"/>while(currentFB!=NULL){</text:p>
      <text:p text:style-name="Preformatted_20_Text"><text:s text:c="7"/>if((int)newFB&lt;(int)currentFB){</text:p>
      <text:p text:style-name="Preformatted_20_Text"><text:s text:c="9"/>first_free=newFB; </text:p>
      <text:p text:style-name="Preformatted_20_Text"><text:s text:c="9"/>newFB-&gt;next=currentFB;</text:p>
      <text:p text:style-name="Preformatted_20_Text"><text:s text:c="9"/>break;</text:p>
      <text:p text:style-name="Preformatted_20_Text"><text:s text:c="7"/>}</text:p>
      <text:p text:style-name="Preformatted_20_Text"><text:s text:c="7"/>previousFB=currentFB;</text:p>
      <text:p text:style-name="Preformatted_20_Text"><text:s text:c="7"/>currentFB=currentFB-&gt;next;</text:p>
      <text:p text:style-name="Preformatted_20_Text"><text:s text:c="4"/>}</text:p>
      <text:p text:style-name="Preformatted_20_Text"><text:s text:c="4"/>newFB-&gt;size=(oldFBsize-BB-&gt;size);</text:p>
      <text:p text:style-name="Preformatted_20_Text"><text:s text:c="4"/>//If the first free is NULL means that the previous list is empty</text:p>
      <text:p text:style-name="Preformatted_20_Text"><text:s text:c="4"/>if(first_free==NULL) first_free=newFB;</text:p>
      <text:p text:style-name="Preformatted_20_Text"><text:s text:c="4"/>//If has a previous free block, the new block should be put just after him</text:p>
      <text:p text:style-name="Preformatted_20_Text"><text:s text:c="4"/>if(previousFB!=NULL) previousFB-&gt;next=newFB;</text:p>
      <text:p text:style-name="Preformatted_20_Text"/>
      <text:p text:style-name="Preformatted_20_Text"><text:s text:c="2"/>}</text:p>
      <text:p text:style-name="Preformatted_20_Text"/>
      <text:p text:style-name="Text_20_body">Here the free blocks are iterated again to find the proper position to insert the free block in the list. <text:s text:c="2"/>The continuation of the method calculates statistical data.</text:p>
      <text:p text:style-name="Preformatted_20_Text"/>
      <text:p text:style-name="Preformatted_20_Tex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DejaVu Sans1"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Untitled1" style:family="paragraph" style:parent-style-name="Text_20_body" style:next-style-name="Quotations" style:class="text"/>
    <style:style style:name="Quotations" style:family="paragraph" style:parent-style-name="Standard" style:class="html">
      <style:paragraph-properties fo:margin-left="0.3937in" fo:margin-right="0.3937in" fo:margin-top="0in" fo:margin-bottom="0.1965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1" style:font-size-asian="10pt" style:font-name-complex="DejaVu Sans Mono" style:font-size-complex="10pt"/>
    </style:style>
    <style:style style:name="Question" style:family="paragraph" style:parent-style-name="Standard" style:class="text" style:master-page-name="">
      <style:paragraph-properties style:page-number="auto"/>
      <style:text-properties style:font-size-asian="10.5pt"/>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cyronix </meta:initial-creator>
    <meta:creation-date>2010-10-11T21:28:01</meta:creation-date>
    <dc:date>2010-10-15T13:23:03</dc:date>
    <dc:creator>jander nascimento</dc:creator>
    <meta:editing-duration>PT07H45M38S</meta:editing-duration>
    <meta:editing-cycles>43</meta:editing-cycles>
    <meta:generator>OpenOffice.org/3.2$Linux OpenOffice.org_project/320m12$Build-9483</meta:generator>
    <meta:document-statistic meta:table-count="0" meta:image-count="3" meta:object-count="0" meta:page-count="9" meta:paragraph-count="131" meta:word-count="1809" meta:character-count="11609"/>
  </office:meta>
</office:document-meta>
</file>